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4_20-10-54_000.jpg</text:p>
          </table:table-cell>
          <table:table-cell table:style-name="ce20" office:value-type="string">
            <text:p>:m :篠笛,shinobue #*# / session-memo / s.1:prev:5_1:s-4,other=addition,for=ゆり;finger-on-off,key=D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2]=&quot;&quot;;[.C2];CONCATENATE([.C2];&quot; / &quot;;[.E2]))" office:value-type="string" office:string-value=":m :篠笛,shinobue #*# / session-memo / s.1:prev:5_1:s-4,other=addition,for=ゆり;finger-on-off,key=D">
            <text:p>:m :篠笛,shinobue #*# / session-memo / s.1:prev:5_1:s-4,other=addition,for=ゆり;finger-on-off,key=D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5-04_20-45-00_000.jpg</text:p>
          </table:table-cell>
          <table:table-cell table:style-name="ce1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01074 E-139-34-49.050292</text:p>
          </table:table-cell>
          <table:table-cell table:style-name="ce38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4" office:value-type="string">
            <text:p>2021-05-04_20-54-10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8.995361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4_23-17-05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5_04-57-16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8.697204 E-139-34-49.599609</text:p>
          </table:table-cell>
          <table:table-cell table:style-name="ce38" table:formula="of:=IF([.E6]=&quot;&quot;;[.C6];CONCATENATE([.C6];&quot; / &quot;;[.E6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5_07-19-47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5_07-38-57_000.jpg</text:p>
          </table:table-cell>
          <table:table-cell table:style-name="ce8" office:value-type="string">
            <text:p>:PHOTO 記録 / 文書 / 時刻：start=目薬点眼～end=目薬点眼（別種）</text:p>
          </table:table-cell>
          <table:table-cell table:style-name="ce19"/>
          <table:table-cell table:style-name="ce4"/>
          <table:table-cell table:style-name="ce4" office:value-type="string">
            <text:p>N-35-35-28.587341 E-139-34-49.105224</text:p>
          </table:table-cell>
          <table:table-cell table:style-name="ce38" table:formula="of:=IF([.E8]=&quot;&quot;;[.C8];CONCATENATE([.C8];&quot; / &quot;;[.E8]))" office:value-type="string" office:string-value=":PHOTO 記録 / 文書 / 時刻：start=目薬点眼～end=目薬点眼（別種）">
            <text:p>:PHOTO 記録 / 文書 / 時刻：start=目薬点眼～end=目薬点眼（別種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05_07-39-11_000.jpg</text:p>
          </table:table-cell>
          <table:table-cell table:style-name="ce20" office:value-type="string">
            <text:p>:m :lets / action activity / やること / genre=笛 / content=（１）todays-melody:followをさらに；（２）atom:さらに、採集</text:p>
          </table:table-cell>
          <table:table-cell table:style-name="ce18"/>
          <table:table-cell table:style-name="ce4"/>
          <table:table-cell table:style-name="ce4" office:value-type="string">
            <text:p>N-35-35-28.587341 E-139-34-49.105224</text:p>
          </table:table-cell>
          <table:table-cell table:style-name="ce38" table:formula="of:=IF([.E9]=&quot;&quot;;[.C9];CONCATENATE([.C9];&quot; / &quot;;[.E9]))" office:value-type="string" office:string-value=":m :lets / action activity / やること / genre=笛 / content=（１）todays-melody:followをさらに；（２）atom:さらに、採集">
            <text:p>:m :lets / action activity / やること / genre=笛 / content=（１）todays-melody:followをさらに；（２）atom:さらに、採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4_23-07-19_000.mid</text:p>
          </table:table-cell>
          <table:table-cell table:style-name="ce8" office:value-type="string">
            <text:p>:in-mid / app=perfect-piano / 演奏、play / id-2021-0504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in-mid / app=perfect-piano / 演奏、play / id-2021-0504-1 / category=melody,inst=~,for=~,genre=~">
            <text:p>:in-mid / app=perfect-piano / 演奏、play / id-2021-0504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2021/05/05</text:date>, <text:time>08:41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5T08:41:06.56</dc:date>
    <dc:creator>iwabuchi ken</dc:creator>
    <meta:editing-duration>P33DT4H10M27S</meta:editing-duration>
    <meta:editing-cycles>12332</meta:editing-cycles>
    <meta:document-statistic meta:table-count="1" meta:cell-count="346" meta:object-count="0"/>
  </office:meta>
</office:document-meta>
</file>